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943c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fafa2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paragraph-rsid="00fb7bf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Ubuntu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paragraph-rsid="00d52ffc"/>
    </style:style>
    <style:style style:name="P21" style:family="paragraph" style:parent-style-name="Standard">
      <style:text-properties officeooo:paragraph-rsid="00ac4446"/>
    </style:style>
    <style:style style:name="P22" style:family="paragraph" style:parent-style-name="Standard">
      <style:text-properties officeooo:paragraph-rsid="00ab8c66"/>
    </style:style>
    <style:style style:name="P23" style:family="paragraph" style:parent-style-name="Standard">
      <style:text-properties officeooo:paragraph-rsid="00a11115"/>
    </style:style>
    <style:style style:name="P24" style:family="paragraph" style:parent-style-name="Standard">
      <style:text-properties officeooo:paragraph-rsid="009fcf47"/>
    </style:style>
    <style:style style:name="P25" style:family="paragraph" style:parent-style-name="Standard">
      <style:text-properties officeooo:paragraph-rsid="00981a80"/>
    </style:style>
    <style:style style:name="P26" style:family="paragraph" style:parent-style-name="Standard">
      <style:text-properties officeooo:paragraph-rsid="00964c56"/>
    </style:style>
    <style:style style:name="P27" style:family="paragraph" style:parent-style-name="Standard">
      <style:text-properties officeooo:paragraph-rsid="00dcd987"/>
    </style:style>
    <style:style style:name="P28" style:family="paragraph" style:parent-style-name="Standard">
      <style:text-properties officeooo:paragraph-rsid="00dd512f"/>
    </style:style>
    <style:style style:name="P29" style:family="paragraph" style:parent-style-name="Standard">
      <style:paragraph-properties fo:text-align="center" style:justify-single-word="false"/>
      <style:text-properties officeooo:paragraph-rsid="00a799fd"/>
    </style:style>
    <style:style style:name="P30" style:family="paragraph" style:parent-style-name="Standard">
      <style:text-properties officeooo:paragraph-rsid="00f5f249"/>
    </style:style>
    <style:style style:name="P31" style:family="paragraph" style:parent-style-name="Standard">
      <style:text-properties officeooo:paragraph-rsid="00f7ec9b"/>
    </style:style>
    <style:style style:name="P32" style:family="paragraph" style:parent-style-name="Standard">
      <style:text-properties officeooo:paragraph-rsid="00f943cc"/>
    </style:style>
    <style:style style:name="P33" style:family="paragraph" style:parent-style-name="Standard">
      <style:text-properties officeooo:paragraph-rsid="00a2d278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f16b58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ee3f6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b7bf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c8bcc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d775a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ccede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e4e05" style:font-weight-asian="normal" style:font-weight-complex="normal"/>
    </style:style>
    <style:style style:name="T72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f5f249" style:font-size-asian="10pt" style:font-weight-asian="normal" style:font-size-complex="10pt" style:font-weight-complex="normal"/>
    </style:style>
    <style:style style:name="T73" style:family="text">
      <style:text-properties officeooo:rsid="00393a1c"/>
    </style:style>
    <style:style style:name="T74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fo:font-weight="normal" officeooo:rsid="00f5f249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Ubuntu" fo:font-size="10pt" fo:language="en" fo:country="US" fo:font-style="italic" fo:font-weight="bold" officeooo:rsid="00f943cc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style:font-name="Ubuntu" fo:font-size="10pt" fo:language="en" fo:country="US" fo:font-style="italic" fo:font-weight="bold" officeooo:rsid="00f9b081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5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86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90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98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99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100" style:family="text">
      <style:text-properties style:font-name="Ubuntu" fo:font-size="10pt" fo:language="en" fo:country="US" style:text-underline-style="none" fo:font-weight="normal" officeooo:rsid="00f7ec9b" style:font-size-asian="10pt" style:font-weight-asian="normal" style:font-size-complex="10pt" style:font-weight-complex="normal"/>
    </style:style>
    <style:style style:name="T101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language="en" fo:country="US" officeooo:rsid="00b372e4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fo:language="en" fo:country="US" fo:font-weight="normal" officeooo:rsid="00b42bac" style:font-weight-asian="normal" style:font-weight-complex="normal"/>
    </style:style>
    <style:style style:name="T106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07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08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09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10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11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f9b081" style:font-weight-asian="normal" style:font-weight-complex="normal"/>
    </style:style>
    <style:style style:name="T115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16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17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18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19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20" style:family="text">
      <style:text-properties fo:color="#000000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loext:opacity="100%" style:font-name="monospace" fo:font-size="10pt" fo:language="en" fo:country="US" style:text-underline-style="none" fo:font-weight="normal" officeooo:rsid="00a4b0b5" fo:background-color="#ffffff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loext:opacity="100%" style:font-name="Ubuntu" fo:font-size="10pt" fo:language="en" fo:country="US" style:text-underline-style="none" fo:font-weight="normal" officeooo:rsid="00a4b0b5" fo:background-color="#ffffff" loext:char-shading-value="0" style:font-size-asian="10pt" style:font-weight-asian="normal" style:font-size-complex="10pt" style:font-weight-complex="normal"/>
    </style:style>
    <style:style style:name="T123" style:family="text">
      <style:text-properties style:text-underline-style="none" fo:font-weight="normal" officeooo:rsid="00a799fd" style:font-weight-asian="normal" style:font-weight-complex="normal"/>
    </style:style>
    <style:style style:name="T124" style:family="text">
      <style:text-properties fo:color="#18b218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5" style:family="text">
      <style:text-properties fo:color="#18b218" loext:opacity="100%" style:font-name="monospace" fo:font-size="10pt" fo:language="en" fo:country="US" style:text-underline-style="none" fo:font-weight="normal" officeooo:rsid="00a4b0b5" fo:background-color="#ffffff" loext:char-shading-value="0" style:font-size-asian="10pt" style:font-weight-asian="normal" style:font-size-complex="10pt" style:font-weight-complex="normal"/>
    </style:style>
    <style:style style:name="T126" style:family="text">
      <style:text-properties fo:color="#18b218" loext:opacity="100%" style:font-name="Ubuntu" fo:font-size="10pt" fo:language="en" fo:country="US" style:text-underline-style="none" fo:font-weight="normal" officeooo:rsid="00a4b0b5" fo:background-color="#ffffff" loext:char-shading-value="0" style:font-size-asian="10pt" style:font-weight-asian="normal" style:font-size-complex="10pt" style:font-weight-complex="normal"/>
    </style:style>
    <style:style style:name="T127" style:family="text">
      <style:text-properties style:font-name="monospace" fo:language="en" fo:country="US" style:text-underline-style="none" fo:font-weight="normal" officeooo:rsid="00f7ec9b" style:font-weight-asian="normal" style:font-weight-complex="normal"/>
    </style:style>
    <style:style style:name="T128" style:family="text">
      <style:text-properties style:font-name="monospace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8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74"/></text:span></text:p>
      <text:p text:style-name="P20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20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74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74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/workspace</text:span></text:span></text:p>
      <text:p text:style-name="Standard"><text:span text:style-name="Strong_20_Emphasis"><text:span text:style-name="T74">$ vim autogen.input</text:span></text:span></text:p>
      <text:p text:style-name="P20"><text:a xlink:type="simple" xlink:href="https://gist.github.com/mrkara/18cefc8b48e403df5677b03c45145dcc" text:style-name="Internet_20_link" text:visited-style-name="Visited_20_Internet_20_Link"><text:span text:style-name="Strong_20_Emphasis"><text:span text:style-name="T74">https://gist.github.com/mrkara/18cefc8b48e403df5677b03c45145dcc</text:span></text:span></text:a><text:span text:style-name="Strong_20_Emphasis"><text:span text:style-name="T17"><text:tab/>:</text:span></text:span></text:p>
      <text:p text:style-name="P20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74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74"/></text:span></text:p>
      <text:p text:style-name="P19">--enable-debug</text:p>
      <text:p text:style-name="P19">--enable-dbgutil</text:p>
      <text:p text:style-name="Standard"><text:span text:style-name="Strong_20_Emphasis"><text:span text:style-name="T74"/></text:span></text:p>
      <text:p text:style-name="Standard"><text:span text:style-name="Strong_20_Emphasis"><text:span text:style-name="T81">--without-java<text:line-break/>--without-help<text:line-break/>--with-parallelism=8</text:span></text:span></text:p>
      <text:p text:style-name="Standard"><text:span text:style-name="Strong_20_Emphasis"><text:span text:style-name="T74"/></text:span></text:p>
      <text:p text:style-name="P13">ekle ve kaydet.</text:p>
      <text:p text:style-name="P13"><text:line-break/><text:span text:style-name="T73">$ cp autogen.input core/ <text:s text:c="3"/>→ dosyayı /core ‘a kopyala</text:span></text:p>
      <text:p text:style-name="P13">$ cd core</text:p>
      <text:p text:style-name="P13"/>
      <text:p text:style-name="P20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20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Warning verirse nasm ile ilgili:</text:span></text:span></text:p>
      <text:p text:style-name="Standard"><text:span text:style-name="Strong_20_Emphasis"><text:span text:style-name="T74">$ brew install nasm</text:span></text:span></text:p>
      <text:p text:style-name="P20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20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74">$ cd /workspace/core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74">Host ile başlayan kısmı kopyala ve</text:span></text:span></text:p>
      <text:p text:style-name="P20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5">t. </text:span></text:span><text:span text:style-name="Strong_20_Emphasis"><text:span text:style-name="T56">(en son kısma newline ekle)</text:span></text:span></text:p>
      <text:p text:style-name="P20"><text:span text:style-name="Strong_20_Emphasis"><text:span text:style-name="T57">$ ./logerrit test <text:s text:c="3"/>→</text:span></text:span><text:span text:style-name="Strong_20_Emphasis"><text:span text:style-name="T58"> ayarlarımızı test etmek için. </text:span></text:span><text:span text:style-name="Strong_20_Emphasis"><text:span text:style-name="T59">Ilk kez ssh sunucusu ile iletişim kuracağı için parmak izini doğrulamamızı istiyor. ‘yes’ yaz. </text:span></text:span><text:span text:style-name="Strong_20_Emphasis"><text:span text:style-name="T60">Daha önce oluşturduğumuz ssh parolasını gir. </text:span></text:span><text:span text:style-name="Strong_20_Emphasis"><text:span text:style-name="T61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20"><text:span text:style-name="Strong_20_Emphasis"><text:span text:style-name="T74">$ git config --global user.name “Bayram Çiçek” </text:span></text:span><text:span text:style-name="Strong_20_Emphasis"><text:span text:style-name="T75">(ya da direkt → $ vim ~/.gitconfig)</text:span></text:span></text:p>
      <text:p text:style-name="P20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74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oft-page-break/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74">$ git diff</text:span></text:span></text:p>
      <text:p text:style-name="Standard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make &amp;&amp; make check</text:span></text:span></text:p>
      <text:p text:style-name="Standard"><text:span text:style-name="Strong_20_Emphasis"><text:span text:style-name="T74"/></text:span></text:p>
      <text:p text:style-name="P32"><text:span text:style-name="Strong_20_Emphasis"><text:span text:style-name="T82">commit mesajını edit</text:span></text:span><text:span text:style-name="Strong_20_Emphasis"><text:span text:style-name="T83">o</text:span></text:span><text:span text:style-name="Strong_20_Emphasis"><text:span text:style-name="T82">rde yazmak için bunu kullan.</text:span></text:span></text:p>
      <text:p text:style-name="P10"><text:span text:style-name="Strong_20_Emphasis"><text:span text:style-name="T108">$ </text:span></text:span><text:span text:style-name="Strong_20_Emphasis"><text:span text:style-name="T112">git add ./ &amp;&amp; </text:span></text:span><text:span text:style-name="Strong_20_Emphasis"><text:span text:style-name="T108">git commit <text:s text:c="2"/>→ commit </text:span></text:span><text:span text:style-name="Strong_20_Emphasis"><text:span text:style-name="T114">mesajını</text:span></text:span><text:span text:style-name="Strong_20_Emphasis"><text:span text:style-name="T108"> editorde yaz.</text:span></text:span></text:p>
      <text:p text:style-name="Standard"><text:span text:style-name="Strong_20_Emphasis"><text:span text:style-name="T74"/></text:span></text:p>
      <text:p text:style-name="P32"><text:span text:style-name="Strong_20_Emphasis"><text:span text:style-name="T82">commit mesajını direkt terminalde yazmak için bunu kullan.</text:span></text:span></text:p>
      <text:p text:style-name="P20"><text:span text:style-name="Strong_20_Emphasis"><text:span text:style-name="T74">$ git commit -a -m “tdf#88205: </text:span></text:span><text:bookmark text:name="summary_container"/><text:bookmark text:name="short_desc_nonedit_display"/><text:span text:style-name="Strong_20_Emphasis"><text:span text:style-name="T74">Adapt uses of css::uno::Sequence to use initializer_list ctor”</text:span></text:span></text:p>
      <text:p text:style-name="P30"><text:span text:style-name="Strong_20_Emphasis"><text:span text:style-name="T80">(</text:span></text:span><text:span text:style-name="Strong_20_Emphasis"><text:span text:style-name="T72">The maximum length for this line is 72 characters.</text:span></text:span><text:span text:style-name="Strong_20_Emphasis"><text:span text:style-name="T80">)</text:span></text:span></text:p>
      <text:p text:style-name="P30"><text:span text:style-name="Strong_20_Emphasis"><text:span text:style-name="T80"/></text:span></text:p>
      <text:p text:style-name="P20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17"/></text:span></text:p>
      <text:p text:style-name="Standard"><text:span text:style-name="Strong_20_Emphasis"><text:span text:style-name="T119">Yeni değişiklik için:</text:span></text:span></text:p>
      <text:p text:style-name="Standard"><text:span text:style-name="Strong_20_Emphasis"><text:span text:style-name="T117">$ git checkout master</text:span></text:span></text:p>
      <text:p text:style-name="Standard"><text:span text:style-name="Strong_20_Emphasis"><text:span text:style-name="T117">$ git status</text:span></text:span></text:p>
      <text:p text:style-name="P24"><text:span text:style-name="Strong_20_Emphasis"><text:span text:style-name="T117">$ git checkout -b yeni-branch</text:span></text:span></text:p>
      <text:p text:style-name="P24"><text:span text:style-name="Strong_20_Emphasis"><text:span text:style-name="T118">(</text:span></text:span><text:span text:style-name="Strong_20_Emphasis"><text:span text:style-name="T62">Değişiklikleri y</text:span></text:span><text:span text:style-name="Strong_20_Emphasis"><text:span text:style-name="T63">ap.</text:span></text:span><text:span text:style-name="Strong_20_Emphasis"><text:span text:style-name="T118">)</text:span></text:span></text:p>
      <text:p text:style-name="P1"><text:span text:style-name="Strong_20_Emphasis"><text:span text:style-name="T76"/></text:span></text:p>
      <text:p text:style-name="P26"><text:span text:style-name="Strong_20_Emphasis"><text:span text:style-name="T85">Daha önce gönderilen commit üzerinde değişiklik yapmak için:</text:span></text:span></text:p>
      <text:p text:style-name="P25"><text:span text:style-name="Strong_20_Emphasis"><text:span text:style-name="T77">$ </text:span></text:span><text:span text:style-name="Strong_20_Emphasis"><text:span text:style-name="T78">git checkout </text:span></text:span><text:span text:style-name="Strong_20_Emphasis"><text:span text:style-name="T79">ilgili</text:span></text:span><text:span text:style-name="Strong_20_Emphasis"><text:span text:style-name="T78">-branch-</text:span></text:span><text:span text:style-name="Strong_20_Emphasis"><text:span text:style-name="T79">adi</text:span></text:span></text:p>
      <text:p text:style-name="P2"><text:span text:style-name="Strong_20_Emphasis"><text:span text:style-name="T86">Değişiklikleri yap.</text:span></text:span></text:p>
      <text:p text:style-name="P2"><text:span text:style-name="Strong_20_Emphasis"><text:span text:style-name="T86"/></text:span></text:p>
      <text:p text:style-name="P27"><text:span text:style-name="Strong_20_Emphasis"><text:span text:style-name="T87">$ make &amp;&amp; make check</text:span></text:span></text:p>
      <text:p text:style-name="P2"><text:span text:style-name="Strong_20_Emphasis"><text:span text:style-name="T86">$ </text:span></text:span><text:span text:style-name="Strong_20_Emphasis"><text:span text:style-name="T88">git commit -a --amend <text:s text:c="3"/></text:span></text:span><text:span text:style-name="Strong_20_Emphasis"><text:span text:style-name="T89">→ commit işlenir. </text:span></text:span><text:span text:style-name="Strong_20_Emphasis"><text:span text:style-name="T99">(editorde açılır)</text:span></text:span></text:p>
      <text:p text:style-name="P3"><text:span text:style-name="Strong_20_Emphasis"><text:span text:style-name="T90">$ ./logerrit submit master</text:span></text:span></text:p>
      <text:p text:style-name="P3"><text:span text:style-name="Strong_20_Emphasis"><text:span text:style-name="T90"/></text:span></text:p>
      <text:p text:style-name="P11"><text:span text:style-name="Strong_20_Emphasis"><text:span text:style-name="T113">(commit yollamakta sıkıntı çıkarsa)</text:span></text:span></text:p>
      <text:p text:style-name="P11"><text:span text:style-name="Strong_20_Emphasis"><text:span text:style-name="T115">Gerrit üzerindeki commit’i yerele çekip düzenleme </text:span></text:span><text:span text:style-name="Strong_20_Emphasis"><text:span text:style-name="T116">|| yereldeki commiti gerrite yolla</text:span></text:span><text:span text:style-name="Strong_20_Emphasis"><text:span text:style-name="T115">:</text:span></text:span></text:p>
      <text:p text:style-name="P11"><text:span text:style-name="Strong_20_Emphasis"><text:span text:style-name="T64">$ </text:span></text:span><text:span text:style-name="Strong_20_Emphasis"><text:span text:style-name="T65">git log -</text:span></text:span><text:span text:style-name="Strong_20_Emphasis"><text:span text:style-name="T64">1 </text:span></text:span><text:span text:style-name="Strong_20_Emphasis"><text:span text:style-name="T67">(commit yerelde ise – </text:span></text:span><text:span text:style-name="Strong_20_Emphasis"><text:span text:style-name="T70">SHA/commit ID kopyala</text:span></text:span><text:span text:style-name="Strong_20_Emphasis"><text:span text:style-name="T67">)</text:span></text:span></text:p>
      <text:p text:style-name="P11"><text:span text:style-name="Strong_20_Emphasis"><text:span text:style-name="T64">$ </text:span></text:span><text:span text:style-name="Strong_20_Emphasis"><text:span text:style-name="T65">git checkout -b newbranch </text:span></text:span><text:span text:style-name="Strong_20_Emphasis"><text:span text:style-name="T66">origin/master</text:span></text:span></text:p>
      <text:p text:style-name="P11"><text:span text:style-name="Strong_20_Emphasis"><text:span text:style-name="T64">$ </text:span></text:span><text:span text:style-name="Strong_20_Emphasis"><text:span text:style-name="T65">git cherry-pick &lt;hash if the commit from git log -</text:span></text:span><text:span text:style-name="Strong_20_Emphasis"><text:span text:style-name="T64">1</text:span></text:span><text:span text:style-name="Strong_20_Emphasis"><text:span text:style-name="T65">&gt; </text:span></text:span><text:span text:style-name="Strong_20_Emphasis"><text:span text:style-name="T67">(veya gerrit üzerindeki SHA </text:span></text:span><text:span text:style-name="Strong_20_Emphasis"><text:span text:style-name="T71">ID</text:span></text:span><text:span text:style-name="Strong_20_Emphasis"><text:span text:style-name="T67">)</text:span></text:span></text:p>
      <text:p text:style-name="P11"><text:span text:style-name="Strong_20_Emphasis"><text:span text:style-name="T64">$ (düzenlemeleri yap)</text:span></text:span></text:p>
      <text:p text:style-name="P12"><text:span text:style-name="Strong_20_Emphasis"><text:span text:style-name="T67">$ </text:span></text:span><text:span text:style-name="Strong_20_Emphasis"><text:span text:style-name="T68">git commit -a --amend <text:s text:c="3"/></text:span></text:span><text:span text:style-name="Strong_20_Emphasis"><text:span text:style-name="T69">→ commit işlenir. </text:span></text:span><text:span text:style-name="Strong_20_Emphasis"><text:span text:style-name="T65">(editorde açılır)</text:span></text:span></text:p>
      <text:p text:style-name="P11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3"><text:span text:style-name="Strong_20_Emphasis"><text:span text:style-name="T90"/></text:span></text:p>
      <text:p text:style-name="P23"><text:span text:style-name="Strong_20_Emphasis"><text:span text:style-name="T101">master branch ‘ı güncellemek için:</text:span></text:span></text:p>
      <text:p text:style-name="P23"><text:span text:style-name="Strong_20_Emphasis"><text:span text:style-name="T91">$ </text:span></text:span><text:span text:style-name="Strong_20_Emphasis"><text:span text:style-name="T92">git checkout master</text:span></text:span></text:p>
      <text:p text:style-name="P33"><text:span text:style-name="Strong_20_Emphasis"><text:span text:style-name="T92">$ </text:span></text:span><text:span text:style-name="Strong_20_Emphasis"><text:span text:style-name="T125">.</text:span></text:span><text:span text:style-name="Strong_20_Emphasis"><text:span text:style-name="T122">/g pull -r</text:span></text:span><text:span text:style-name="Strong_20_Emphasis"><text:span text:style-name="T121"> </text:span></text:span></text:p>
      <text:p text:style-name="P4"><text:span text:style-name="Strong_20_Emphasis"><text:span text:style-name="T94">$ git log <text:s text:c="3"/>→ son commit ‘in yakın tarihte olduğunu gör.</text:span></text:span></text:p>
      <text:p text:style-name="P4"><text:span text:style-name="Strong_20_Emphasis"><text:span text:style-name="T94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8">Qt Creator Entegrasyonu:</text:p>
      <text:p text:style-name="P13">$ cd core</text:p>
      <text:p text:style-name="P14">$ make qtcreator-ide-integration ("Successfully created the project files." yazısını gör.)</text:p>
      <text:p text:style-name="P15">$ Qt creator aç <text:span text:style-name="Strong_20_Emphasis"><text:span text:style-name="T102">→</text:span></text:span> "Open Project" <text:span text:style-name="Strong_20_Emphasis"><text:span text:style-name="T102">→</text:span></text:span> “core” dizini içinde <text:span text:style-name="Strong_20_Emphasis"><text:span text:style-name="T102">→</text:span></text:span> "lo.pro" dosyasını aç. Proje otomatik açılacaktır.</text:p>
      <text:p text:style-name="P15"/>
      <text:p text:style-name="P16"><text:soft-page-break/><text:span text:style-name="Strong_20_Emphasis"><text:span text:style-name="T123">- Projeyi test etmek için: Build → Run</text:span></text:span></text:p>
      <text:p text:style-name="P16"><text:span text:style-name="Strong_20_Emphasis"><text:span text:style-name="T94"/></text:span></text:p>
      <text:p text:style-name="P5"><text:span text:style-name="Strong_20_Emphasis"><text:span text:style-name="T103">Notlar:</text:span></text:span></text:p>
      <text:p text:style-name="P5"><text:span text:style-name="Strong_20_Emphasis"><text:span text:style-name="T104">$ git grep -10 "…"<text:tab/>→</text:span></text:span><text:span text:style-name="Strong_20_Emphasis"><text:span text:style-name="T105"> 10 satır aşağı ve yukarı gözükecek şekilde yazdırır.</text:span></text:span></text:p>
      <text:p text:style-name="P6"><text:span text:style-name="Strong_20_Emphasis"><text:span text:style-name="T106">$ git grep -n “…”<text:tab/>→ kaçıncı satırda olduğunu gösterir.</text:span></text:span></text:p>
      <text:p text:style-name="P6"><text:span text:style-name="Strong_20_Emphasis"><text:span text:style-name="T106">$ git grep -n isModified -- ./desktop/source/deployment/*</text:span></text:span></text:p>
      <text:p text:style-name="P8"><text:span text:style-name="Strong_20_Emphasis"><text:span text:style-name="T107">$ git grep -n highlight -- './sw/*' ':!./sw/qa/*' <text:s text:c="8"/>→ ./qa/* hariç</text:span></text:span></text:p>
      <text:p text:style-name="P8"><text:span text:style-name="Strong_20_Emphasis"><text:span text:style-name="T111">$ </text:span></text:span><text:span text:style-name="Strong_20_Emphasis"><text:span text:style-name="T107">git grep -n -10 'image' -- './*' ':!./*/qa/*' | grep 'flip' </text:span></text:span></text:p>
      <text:p text:style-name="P31"><text:span text:style-name="Strong_20_Emphasis"><text:span text:style-name="T100">$ </text:span></text:span><text:span text:style-name="Strong_20_Emphasis"><text:span text:style-name="T124">find</text:span></text:span><text:span text:style-name="Strong_20_Emphasis"><text:span text:style-name="T120"> ./ -iname bulletsandnumbering.ui <text:s text:c="3"/>→ dosya ismi ara</text:span></text:span><text:span text:style-name="Strong_20_Emphasis"><text:span text:style-name="T127"><text:line-break/></text:span></text:span></text:p>
      <text:p text:style-name="P8"><text:span text:style-name="Strong_20_Emphasis"><text:span text:style-name="T107"/></text:span></text:p>
      <text:p text:style-name="P7"><text:span text:style-name="Strong_20_Emphasis"><text:span text:style-name="T106">$ git stash<text:tab/>→ değişiklikleri kaydedip başka branch’a geç.</text:span></text:span></text:p>
      <text:p text:style-name="P7"><text:span text:style-name="Strong_20_Emphasis"><text:span text:style-name="T106">$ git stash pop → kaydedilen değişkenleri tekrar etkin et.</text:span></text:span></text:p>
      <text:p text:style-name="P9"><text:span text:style-name="Strong_20_Emphasis"><text:span text:style-name="T108">$ </text:span></text:span><text:span text:style-name="Strong_20_Emphasis"><text:span text:style-name="T112">git add ./ &amp;&amp; $ </text:span></text:span><text:span text:style-name="Strong_20_Emphasis"><text:span text:style-name="T108">git commit <text:s text:c="2"/>→ commit’i editorde yaz.</text:span></text:span></text:p>
      <text:p text:style-name="P9"><text:span text:style-name="Strong_20_Emphasis"><text:span text:style-name="T108">$ </text:span></text:span><text:span text:style-name="Strong_20_Emphasis"><text:span text:style-name="T109">git commit -a --amend <text:s/>→ </text:span></text:span><text:span text:style-name="Strong_20_Emphasis"><text:span text:style-name="T108">en son commit’i edi</text:span></text:span><text:span text:style-name="Strong_20_Emphasis"><text:span text:style-name="T110">t</text:span></text:span><text:span text:style-name="Strong_20_Emphasis"><text:span text:style-name="T108">orde düzenle.</text:span></text:span></text:p>
      <text:p text:style-name="P6"><text:span text:style-name="Strong_20_Emphasis"><text:span text:style-name="T98"/></text:span></text:p>
      <text:p text:style-name="P29"><text:span text:style-name="Strong_20_Emphasis"><text:span text:style-name="T94">***</text:span></text:span></text:p>
      <text:p text:style-name="P4"><text:span text:style-name="Strong_20_Emphasis"><text:span text:style-name="T94"/></text:span></text:p>
      <text:p text:style-name="P22"><text:span text:style-name="Strong_20_Emphasis"><text:span text:style-name="T95">Ori</text:span></text:span><text:span text:style-name="Strong_20_Emphasis"><text:span text:style-name="T96">j</text:span></text:span><text:span text:style-name="Strong_20_Emphasis"><text:span text:style-name="T95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74">https://etherpad.gnome.org/p/ACMGitHub</text:span></text:span></text:a><text:span text:style-name="Strong_20_Emphasis"><text:span text:style-name="T95"> </text:span></text:span><text:span text:style-name="Strong_20_Emphasis"><text:span text:style-name="T97">(Muhammet Kara)</text:span></text:span></text:p>
      <text:p text:style-name="P21"><text:span text:style-name="Strong_20_Emphasis"><text:span text:style-name="T97">Düzenleyen<text:tab/>: Bayram Çiçek</text:span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7-15T07:33:37.246278855</dc:date>
    <meta:editing-duration>PT10H8M</meta:editing-duration>
    <meta:editing-cycles>193</meta:editing-cycles>
    <meta:generator>LibreOffice/7.0.6.2$Linux_X86_64 LibreOffice_project/00$Build-2</meta:generator>
    <meta:document-statistic meta:table-count="0" meta:image-count="0" meta:object-count="0" meta:page-count="3" meta:paragraph-count="92" meta:word-count="709" meta:character-count="4662" meta:non-whitespace-character-count="3968"/>
  </office:meta>
</office:document-meta>
</file>